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580000001FD3E620542C5EFB51.png" manifest:media-type="image/png"/>
  <manifest:file-entry manifest:full-path="Pictures/100000010000035D00000077D4D060882BB11FA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family-generic="swiss" style:font-pitch="variable"/>
    <style:font-face style:name="Ubuntu2" svg:font-family="Ubuntu, Ubuntu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1" style:family="table">
      <style:table-properties style:width="14.758cm" table:align="right"/>
    </style:style>
    <style:style style:name="Tabla1.A" style:family="table-column">
      <style:table-column-properties style:column-width="14.758cm"/>
    </style:style>
    <style:style style:name="Tabla1.A1" style:family="table-cell">
      <style:table-cell-properties fo:background-color="#ffc76c" fo:padding-left="0.199cm" fo:padding-right="0.191cm" fo:padding-top="0cm" fo:padding-bottom="0cm" fo:border="0.5pt solid #000000" style:writing-mode="lr-tb">
        <style:background-image/>
      </style:table-cell-properties>
    </style:style>
    <style:style style:name="Tabla2" style:family="table">
      <style:table-properties style:width="15.69cm" table:align="center" fo:background-color="transparent">
        <style:background-image/>
      </style:table-properties>
    </style:style>
    <style:style style:name="Tabla2.A" style:family="table-column">
      <style:table-column-properties style:column-width="5.517cm"/>
    </style:style>
    <style:style style:name="Tabla2.B" style:family="table-column">
      <style:table-column-properties style:column-width="2.775cm"/>
    </style:style>
    <style:style style:name="Tabla2.C" style:family="table-column">
      <style:table-column-properties style:column-width="2.097cm"/>
    </style:style>
    <style:style style:name="Tabla2.D" style:family="table-column">
      <style:table-column-properties style:column-width="2.538cm"/>
    </style:style>
    <style:style style:name="Tabla2.E" style:family="table-column">
      <style:table-column-properties style:column-width="2.762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ffffff" fo:padding-left="0.123cm" fo:padding-right="0.123cm" fo:padding-top="0cm" fo:padding-bottom="0cm" fo:border="0.5pt solid #999999" style:writing-mode="lr-tb">
        <style:background-image/>
      </style:table-cell-properties>
    </style:style>
    <style:style style:name="Tabla2.B1" style:family="table-cell">
      <style:table-cell-properties fo:background-color="#00b050" fo:padding-left="0.123cm" fo:padding-right="0.123cm" fo:padding-top="0cm" fo:padding-bottom="0cm" fo:border="none" style:writing-mode="lr-tb">
        <style:background-image/>
      </style:table-cell-properties>
    </style:style>
    <style:style style:name="Tabla2.C1" style:family="table-cell">
      <style:table-cell-properties fo:background-color="#ffff00" fo:padding-left="0.123cm" fo:padding-right="0.123cm" fo:padding-top="0cm" fo:padding-bottom="0cm" fo:border="none" style:writing-mode="lr-tb">
        <style:background-image/>
      </style:table-cell-properties>
    </style:style>
    <style:style style:name="Tabla2.D1" style:family="table-cell">
      <style:table-cell-properties fo:background-color="#ff8000" fo:padding-left="0.123cm" fo:padding-right="0.123cm" fo:padding-top="0cm" fo:padding-bottom="0cm" fo:border="none" style:writing-mode="lr-tb">
        <style:background-image/>
      </style:table-cell-properties>
    </style:style>
    <style:style style:name="Tabla2.E1" style:family="table-cell">
      <style:table-cell-properties fo:background-color="#ff0000" fo:padding-left="0.123cm" fo:padding-right="0.123cm" fo:padding-top="0cm" fo:padding-bottom="0cm" fo:border="none" style:writing-mode="lr-tb">
        <style:background-image/>
      </style:table-cell-properties>
    </style:style>
    <style:style style:name="Tabla2.A2" style:family="table-cell">
      <style:table-cell-properties fo:background-color="#ffffff" fo:padding-left="0.123cm" fo:padding-right="0.123cm" fo:padding-top="0cm" fo:padding-bottom="0cm" fo:border-left="0.5pt solid #999999" fo:border-right="0.5pt solid #999999" fo:border-top="none" fo:border-bottom="0.5pt solid #999999" style:writing-mode="lr-tb">
        <style:background-image/>
      </style:table-cell-properties>
    </style:style>
    <style:style style:name="Tabla2.B2" style:family="table-cell">
      <style:table-cell-properties fo:background-color="transparent" fo:padding-left="0.123cm" fo:padding-right="0.123cm" fo:padding-top="0cm" fo:padding-bottom="0cm" fo:border="none" style:writing-mode="lr-tb">
        <style:background-image/>
      </style:table-cell-properties>
    </style:style>
    <style:style style:name="Tabla2.18" style:family="table-row">
      <style:table-row-properties style:min-row-height="0.623cm"/>
    </style:style>
    <style:style style:name="P1" style:family="paragraph" style:parent-style-name="Standard">
      <style:paragraph-properties fo:margin-top="0cm" fo:margin-bottom="0.182cm" style:contextual-spacing="false" fo:line-height="100%"/>
    </style:style>
    <style:style style:name="P2" style:family="paragraph" style:parent-style-name="Encabezado">
      <style:text-properties fo:language="en" fo:country="GB"/>
    </style:style>
    <style:style style:name="P3" style:family="paragraph" style:parent-style-name="Normal">
      <style:text-properties fo:language="en" fo:country="GB" style:font-name-asian="Ubuntu1"/>
    </style:style>
    <style:style style:name="P4" style:family="paragraph" style:parent-style-name="Footer">
      <style:paragraph-properties fo:text-align="center" style:justify-single-word="false"/>
      <style:text-properties style:font-name="Ubuntu" fo:font-size="8pt" style:font-size-asian="8pt" style:font-size-complex="8pt"/>
    </style:style>
    <style:style style:name="P5" style:family="paragraph" style:parent-style-name="Normal_20__28_Web_29_">
      <style:paragraph-properties fo:margin-left="1.251cm" fo:margin-right="-0.24cm" fo:margin-top="0cm" fo:margin-bottom="0cm" style:contextual-spacing="false" fo:text-align="end" style:justify-single-word="false" fo:text-indent="1.251cm" style:auto-text-indent="false">
        <style:tab-stops/>
      </style:paragraph-properties>
      <style:text-properties style:font-name="Ubuntu1" fo:language="en" fo:country="GB" style:font-name-complex="Calibri"/>
    </style:style>
    <style:style style:name="P6" style:family="paragraph" style:parent-style-name="Normal_20__28_Web_29_">
      <style:paragraph-properties fo:margin-left="0cm" fo:margin-right="-0.24cm" fo:text-indent="0cm" style:auto-text-indent="false"/>
      <style:text-properties style:font-name="Ubuntu1" fo:language="en" fo:country="GB" style:font-name-complex="Calibri"/>
    </style:style>
    <style:style style:name="P7" style:family="paragraph" style:parent-style-name="Normal">
      <style:text-properties style:font-name="Ubuntu1" fo:language="en" fo:country="GB" style:font-name-complex="Calibri"/>
    </style:style>
    <style:style style:name="P8" style:family="paragraph" style:parent-style-name="Normal_20__28_Web_29_">
      <style:paragraph-properties fo:margin-left="0cm" fo:margin-right="0cm" fo:margin-top="0cm" fo:margin-bottom="0cm" style:contextual-spacing="false" fo:text-indent="0.635cm" style:auto-text-indent="false"/>
      <style:text-properties style:font-name="Ubuntu1" fo:language="en" fo:country="GB" style:font-name-complex="Calibri"/>
    </style:style>
    <style:style style:name="P9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>
        <style:tab-stops/>
      </style:paragraph-properties>
      <style:text-properties style:font-name="Ubuntu1" fo:language="en" fo:country="GB" style:font-name-complex="Calibri"/>
    </style:style>
    <style:style style:name="P10" style:family="paragraph" style:parent-style-name="Normal_20__28_Web_29_">
      <style:paragraph-properties fo:margin-top="0cm" fo:margin-bottom="0cm" style:contextual-spacing="false"/>
      <style:text-properties style:font-name="Ubuntu1" fo:language="en" fo:country="GB" fo:font-weight="bold" style:font-weight-asian="bold" style:font-name-complex="Calibri" style:font-weight-complex="bold"/>
    </style:style>
    <style:style style:name="P11" style:family="paragraph" style:parent-style-name="Normal">
      <style:paragraph-properties fo:text-align="center" style:justify-single-word="false"/>
      <style:text-properties style:font-name="Ubuntu1" fo:language="en" fo:country="GB" fo:font-weight="normal" style:font-weight-asian="normal" style:font-name-complex="Calibri" style:font-weight-complex="normal"/>
    </style:style>
    <style:style style:name="P12" style:family="paragraph" style:parent-style-name="Normal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Ubuntu1" fo:language="en" fo:country="GB" fo:font-weight="normal" style:font-weight-asian="normal" style:font-name-complex="Calibri" style:font-weight-complex="normal"/>
    </style:style>
    <style:style style:name="P13" style:family="paragraph" style:parent-style-name="Normal">
      <style:text-properties style:font-name="Ubuntu1" style:font-name-complex="Calibri"/>
    </style:style>
    <style:style style:name="P14" style:family="paragraph" style:parent-style-name="Normal">
      <style:text-properties style:font-name="Ubuntu1" fo:font-size="11pt" style:font-size-asian="11pt" style:font-name-complex="Calibri" style:font-size-complex="11pt"/>
    </style:style>
    <style:style style:name="P15" style:family="paragraph" style:parent-style-name="Normal">
      <style:text-properties style:font-name="Ubuntu1" fo:font-size="11pt" fo:language="en" fo:country="GB" style:font-size-asian="11pt" style:font-name-complex="Calibri" style:font-size-complex="11pt"/>
    </style:style>
    <style:style style:name="P16" style:family="paragraph" style:parent-style-name="Normal_20__28_Web_29_">
      <style:paragraph-properties fo:margin-left="1.251cm" fo:margin-right="-0.24cm" fo:margin-top="0cm" fo:margin-bottom="0cm" style:contextual-spacing="false" fo:text-align="end" style:justify-single-word="false" fo:text-indent="1.251cm" style:auto-text-indent="false">
        <style:tab-stops/>
      </style:paragraph-properties>
    </style:style>
    <style:style style:name="P17" style:family="paragraph" style:parent-style-name="Normal_20__28_Web_29_">
      <style:paragraph-properties fo:margin-left="0cm" fo:margin-right="-0.24cm" fo:text-indent="0cm" style:auto-text-indent="false"/>
    </style:style>
    <style:style style:name="P18" style:family="paragraph" style:parent-style-name="Normal_20__28_Web_29_">
      <style:paragraph-properties fo:margin-left="-1.27cm" fo:margin-right="-0.561cm" fo:text-indent="1.27cm" style:auto-text-indent="false">
        <style:tab-stops/>
      </style:paragraph-properties>
    </style:style>
    <style:style style:name="P19" style:family="paragraph" style:parent-style-name="Normal_20__28_Web_29_">
      <style:paragraph-properties fo:margin-top="0cm" fo:margin-bottom="0cm" style:contextual-spacing="false"/>
    </style:style>
    <style:style style:name="P20" style:family="paragraph" style:parent-style-name="Normal" style:master-page-name="MP0">
      <style:paragraph-properties style:page-number="auto" fo:break-before="page"/>
    </style:style>
    <style:style style:name="P21" style:family="paragraph" style:parent-style-name="Heading_20_1">
      <style:text-properties fo:language="en" fo:country="GB"/>
    </style:style>
    <style:style style:name="P22" style:family="paragraph" style:parent-style-name="Heading_20_1">
      <style:text-properties style:use-window-font-color="true" loext:opacity="0%" style:font-name="Ubuntu" fo:language="en" fo:country="GB"/>
    </style:style>
    <style:style style:name="P23" style:family="paragraph" style:parent-style-name="Normal_20__28_Web_29_">
      <style:paragraph-properties fo:margin-left="0cm" fo:margin-right="-0.24cm" fo:margin-top="0cm" fo:margin-bottom="0cm" style:contextual-spacing="false" fo:text-align="end" style:justify-single-word="false" fo:text-indent="0cm" style:auto-text-indent="false">
        <style:tab-stops/>
      </style:paragraph-properties>
      <style:text-properties fo:color="#ffc000" loext:opacity="100%" style:font-name="Ubuntu1" fo:language="en" fo:country="GB" style:font-name-complex="Calibri"/>
    </style:style>
    <style:style style:name="P24" style:family="paragraph" style:parent-style-name="Normal_20__28_Web_29_" style:list-style-name="L1">
      <style:paragraph-properties fo:margin-top="0cm" fo:margin-bottom="0cm" style:contextual-spacing="false"/>
      <style:text-properties style:font-name="Ubuntu1" fo:language="en" fo:country="GB" style:font-name-complex="Calibri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-color="#00a933"/>
      <style:paragraph-properties fo:text-align="center"/>
    </style:style>
    <style:style style:name="P27" style:family="paragraph">
      <loext:graphic-properties draw:fill-color="#ff0000"/>
      <style:paragraph-properties fo:text-align="center"/>
    </style:style>
    <style:style style:name="P28" style:family="paragraph">
      <loext:graphic-properties draw:fill-color="#ff8000"/>
      <style:paragraph-properties fo:text-align="center"/>
    </style:style>
    <style:style style:name="T1" style:family="text">
      <style:text-properties style:font-name="Ubuntu" fo:font-size="9pt" fo:language="en" fo:country="GB" fo:font-weight="bold" style:font-size-asian="9pt" style:font-weight-asian="bold" style:font-name-complex="Arial" style:font-size-complex="9pt"/>
    </style:style>
    <style:style style:name="T2" style:family="text">
      <style:text-properties style:font-name="Ubuntu" fo:font-size="9pt" fo:language="en" fo:country="GB" fo:font-weight="bold" style:font-size-asian="9pt" style:font-weight-asian="bold" style:font-name-complex="Arial" style:font-size-complex="9pt" style:font-weight-complex="bold"/>
    </style:style>
    <style:style style:name="T3" style:family="text">
      <style:text-properties style:font-name="Ubuntu" fo:language="en" fo:country="GB"/>
    </style:style>
    <style:style style:name="T4" style:family="text">
      <style:text-properties style:font-name="Ubuntu1" fo:language="en" fo:country="GB" style:font-name-complex="Calibri"/>
    </style:style>
    <style:style style:name="T5" style:family="text">
      <style:text-properties style:font-name="Ubuntu1" fo:language="en" fo:country="GB" fo:font-weight="bold" style:font-weight-asian="bold" style:font-name-complex="Calibri" style:font-weight-complex="bold"/>
    </style:style>
    <style:style style:name="T6" style:family="text">
      <style:text-properties style:font-name="Ubuntu1" fo:font-size="10pt" style:font-size-asian="10pt" style:font-name-complex="Calibri" style:font-size-complex="10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ffffff" draw:textarea-horizontal-align="justify" draw:textarea-vertical-align="middle" draw:auto-grow-height="false" fo:min-height="0.365cm" fo:min-width="0.3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00a933" draw:textarea-horizontal-align="justify" draw:textarea-vertical-align="middle" draw:auto-grow-height="false" fo:min-height="0.365cm" fo:min-width="0.3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0000" draw:textarea-horizontal-align="justify" draw:textarea-vertical-align="middle" draw:auto-grow-height="false" fo:min-height="0.365cm" fo:min-width="0.3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8000" draw:textarea-horizontal-align="justify" draw:textarea-vertical-align="middle" draw:auto-grow-height="false" fo:min-height="0.365cm" fo:min-width="0.36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la1" table:style-name="Tabla1">
        <table:table-column table:style-name="Tabla1.A"/>
        <table:table-row>
          <table:table-cell table:style-name="Tabla1.A1" office:value-type="string">
            <text:h text:style-name="P21" text:outline-level="1"/>
            <text:h text:style-name="P22" text:outline-level="1">Student Self- Evaluation: Class Work Progress</text:h>
            <text:p text:style-name="P3"/>
          </table:table-cell>
        </table:table-row>
      </table:table>
      <text:p text:style-name="P23"><text:s text:c="6"/></text:p>
      <text:p text:style-name="P5"/>
      <text:p text:style-name="P16"><text:span text:style-name="Fuente_20_de_20_párrafo_20_predeter."><text:span text:style-name="T4">Date: ______________________</text:span></text:span></text:p>
      <text:p text:style-name="P6">Student: ________________________________________________________________</text:p>
      <text:p text:style-name="P17"><text:span text:style-name="Fuente_20_de_20_párrafo_20_predeter."><text:span text:style-name="T4">English Learning Situation (title): __________________________________________</text:span></text:span></text:p>
      <text:p text:style-name="P18"><text:span text:style-name="Fuente_20_de_20_párrafo_20_predeter."><text:span text:style-name="T5">1. SKILLS AND ABILITIES </text:span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7"/>
          </table:table-cell>
          <table:table-cell table:style-name="Tabla2.B1" office:value-type="string">
            <text:p text:style-name="P11">Outstanding</text:p>
          </table:table-cell>
          <table:table-cell table:style-name="Tabla2.C1" office:value-type="string">
            <text:p text:style-name="P11">Good</text:p>
          </table:table-cell>
          <table:table-cell table:style-name="Tabla2.D1" office:value-type="string">
            <text:p text:style-name="P11">Acceptable</text:p>
          </table:table-cell>
          <table:table-cell table:style-name="Tabla2.E1" office:value-type="string">
            <text:p text:style-name="P12">Inadequate</text:p>
          </table:table-cell>
        </table:table-row>
        <table:table-row>
          <table:table-cell table:style-name="Tabla2.A2" office:value-type="string">
            <text:p text:style-name="P15">Listening comprehension</text:p>
          </table:table-cell>
          <table:table-cell table:style-name="Tabla2.B2" office:value-type="string">
            <text:p text:style-name="P7"><draw:custom-shape text:anchor-type="paragraph" draw:z-index="2" draw:name="Forma 1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7"><draw:custom-shape text:anchor-type="paragraph" draw:z-index="85" draw:name="Forma 85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7"><draw:custom-shape text:anchor-type="paragraph" draw:z-index="3" draw:name="Forma 3" draw:style-name="gr4" draw:text-style-name="P28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86" draw:name="Forma 86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7"><draw:custom-shape text:anchor-type="paragraph" draw:z-index="4" draw:name="Forma 4" draw:style-name="gr3" draw:text-style-name="P27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97" draw:name="Forma 97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a2.A2" office:value-type="string">
            <text:p text:style-name="P15">Reading comprehension</text:p>
          </table:table-cell>
          <table:table-cell table:style-name="Tabla2.B2" office:value-type="string">
            <text:p text:style-name="P7"><draw:custom-shape text:anchor-type="paragraph" draw:z-index="20" draw:name="Forma 20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21" draw:name="Forma 21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36" draw:name="Forma 2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7"><draw:custom-shape text:anchor-type="paragraph" draw:z-index="22" draw:name="Forma 22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87" draw:name="Forma 87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7"><draw:custom-shape text:anchor-type="paragraph" draw:z-index="25" draw:name="Forma 25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88" draw:name="Forma 88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7"><draw:custom-shape text:anchor-type="paragraph" draw:z-index="33" draw:name="Forma 33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98" draw:name="Forma 98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a2.A2" office:value-type="string">
            <text:p text:style-name="P15">Oral production</text:p>
          </table:table-cell>
          <table:table-cell table:style-name="Tabla2.B2" office:value-type="string">
            <text:p text:style-name="P7"><draw:custom-shape text:anchor-type="paragraph" draw:z-index="19" draw:name="Forma 19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23" draw:name="Forma 23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37" draw:name="Forma 136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7"><draw:custom-shape text:anchor-type="paragraph" draw:z-index="24" draw:name="Forma 24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89" draw:name="Forma 89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7"><draw:custom-shape text:anchor-type="paragraph" draw:z-index="26" draw:name="Forma 26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90" draw:name="Forma 90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7"><draw:custom-shape text:anchor-type="paragraph" draw:z-index="34" draw:name="Forma 34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99" draw:name="Forma 99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a2.A2" office:value-type="string">
            <text:p text:style-name="P15">Oral interaction</text:p>
          </table:table-cell>
          <table:table-cell table:style-name="Tabla2.B2" office:value-type="string">
            <text:p text:style-name="P7"><draw:custom-shape text:anchor-type="paragraph" draw:z-index="18" draw:name="Forma 18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27" draw:name="Forma 27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38" draw:name="Forma 137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7"><draw:custom-shape text:anchor-type="paragraph" draw:z-index="28" draw:name="Forma 28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91" draw:name="Forma 91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7"><draw:custom-shape text:anchor-type="paragraph" draw:z-index="29" draw:name="Forma 29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92" draw:name="Forma 92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7"><draw:custom-shape text:anchor-type="paragraph" draw:z-index="35" draw:name="Forma 35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00" draw:name="Forma 100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a2.A2" office:value-type="string">
            <text:p text:style-name="P15">Written interaction</text:p>
          </table:table-cell>
          <table:table-cell table:style-name="Tabla2.B2" office:value-type="string">
            <text:p text:style-name="P7"><draw:custom-shape text:anchor-type="paragraph" draw:z-index="17" draw:name="Forma 17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30" draw:name="Forma 30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39" draw:name="Forma 138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7"><draw:custom-shape text:anchor-type="paragraph" draw:z-index="31" draw:name="Forma 31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93" draw:name="Forma 93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7"><draw:custom-shape text:anchor-type="paragraph" draw:z-index="32" draw:name="Forma 32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94" draw:name="Forma 94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7"><draw:custom-shape text:anchor-type="paragraph" draw:z-index="36" draw:name="Forma 36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01" draw:name="Forma 101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a2.A2" office:value-type="string">
            <text:p text:style-name="P15">Writing production</text:p>
          </table:table-cell>
          <table:table-cell table:style-name="Tabla2.B2" office:value-type="string">
            <text:p text:style-name="P7"><draw:custom-shape text:anchor-type="paragraph" draw:z-index="16" draw:name="Forma 16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37" draw:name="Forma 37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40" draw:name="Forma 139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7"><draw:custom-shape text:anchor-type="paragraph" draw:z-index="38" draw:name="Forma 38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95" draw:name="Forma 95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7"><draw:custom-shape text:anchor-type="paragraph" draw:z-index="39" draw:name="Forma 39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96" draw:name="Forma 96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7"><draw:custom-shape text:anchor-type="paragraph" draw:z-index="40" draw:name="Forma 40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02" draw:name="Forma 102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a2.A2" office:value-type="string">
            <text:p text:style-name="P15">Pronunciation</text:p>
          </table:table-cell>
          <table:table-cell table:style-name="Tabla2.B2" office:value-type="string">
            <text:p text:style-name="P7"><draw:custom-shape text:anchor-type="paragraph" draw:z-index="15" draw:name="Forma 15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41" draw:name="Forma 41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41" draw:name="Forma 140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7"><draw:custom-shape text:anchor-type="paragraph" draw:z-index="42" draw:name="Forma 42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03" draw:name="Forma 103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7"><draw:custom-shape text:anchor-type="paragraph" draw:z-index="43" draw:name="Forma 43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04" draw:name="Forma 104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7"><draw:custom-shape text:anchor-type="paragraph" draw:z-index="44" draw:name="Forma 44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05" draw:name="Forma 105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a2.A2" office:value-type="string">
            <text:p text:style-name="P15">Grammar</text:p>
          </table:table-cell>
          <table:table-cell table:style-name="Tabla2.B2" office:value-type="string">
            <text:p text:style-name="P7"><draw:custom-shape text:anchor-type="paragraph" draw:z-index="14" draw:name="Forma 14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45" draw:name="Forma 45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42" draw:name="Forma 141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7"><draw:custom-shape text:anchor-type="paragraph" draw:z-index="46" draw:name="Forma 46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06" draw:name="Forma 106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7"><draw:custom-shape text:anchor-type="paragraph" draw:z-index="47" draw:name="Forma 47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07" draw:name="Forma 107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7"><draw:custom-shape text:anchor-type="paragraph" draw:z-index="48" draw:name="Forma 48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08" draw:name="Forma 108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a2.A2" office:value-type="string">
            <text:p text:style-name="P15">Vocabulary</text:p>
          </table:table-cell>
          <table:table-cell table:style-name="Tabla2.B2" office:value-type="string">
            <text:p text:style-name="P7"><draw:custom-shape text:anchor-type="paragraph" draw:z-index="13" draw:name="Forma 13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49" draw:name="Forma 49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43" draw:name="Forma 142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7"><draw:custom-shape text:anchor-type="paragraph" draw:z-index="50" draw:name="Forma 50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09" draw:name="Forma 109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7"><draw:custom-shape text:anchor-type="paragraph" draw:z-index="51" draw:name="Forma 51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10" draw:name="Forma 110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7"><draw:custom-shape text:anchor-type="paragraph" draw:z-index="52" draw:name="Forma 52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11" draw:name="Forma 111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a2.A2" office:value-type="string">
            <text:p text:style-name="P15">Written mediation</text:p>
          </table:table-cell>
          <table:table-cell table:style-name="Tabla2.B2" office:value-type="string">
            <text:p text:style-name="P7"><draw:custom-shape text:anchor-type="paragraph" draw:z-index="12" draw:name="Forma 12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53" draw:name="Forma 53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44" draw:name="Forma 143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7"><draw:custom-shape text:anchor-type="paragraph" draw:z-index="54" draw:name="Forma 54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12" draw:name="Forma 112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7"><draw:custom-shape text:anchor-type="paragraph" draw:z-index="55" draw:name="Forma 55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13" draw:name="Forma 113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7"><draw:custom-shape text:anchor-type="paragraph" draw:z-index="56" draw:name="Forma 56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14" draw:name="Forma 114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a2.A2" office:value-type="string">
            <text:p text:style-name="P15">Oral mediation</text:p>
          </table:table-cell>
          <table:table-cell table:style-name="Tabla2.B2" office:value-type="string">
            <text:p text:style-name="P7"><draw:custom-shape text:anchor-type="paragraph" draw:z-index="11" draw:name="Forma 11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57" draw:name="Forma 57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45" draw:name="Forma 144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7"><draw:custom-shape text:anchor-type="paragraph" draw:z-index="58" draw:name="Forma 58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15" draw:name="Forma 115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7"><draw:custom-shape text:anchor-type="paragraph" draw:z-index="59" draw:name="Forma 59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16" draw:name="Forma 116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7"><draw:custom-shape text:anchor-type="paragraph" draw:z-index="60" draw:name="Forma 60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17" draw:name="Forma 117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a2.A2" office:value-type="string">
            <text:p text:style-name="P14">Socio cultural aspects</text:p>
          </table:table-cell>
          <table:table-cell table:style-name="Tabla2.B2" office:value-type="string">
            <text:p text:style-name="P13"><draw:custom-shape text:anchor-type="paragraph" draw:z-index="10" draw:name="Forma 10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61" draw:name="Forma 61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46" draw:name="Forma 145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13"><draw:custom-shape text:anchor-type="paragraph" draw:z-index="62" draw:name="Forma 62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18" draw:name="Forma 118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13"><draw:custom-shape text:anchor-type="paragraph" draw:z-index="63" draw:name="Forma 63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19" draw:name="Forma 119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13"><draw:custom-shape text:anchor-type="paragraph" draw:z-index="64" draw:name="Forma 64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20" draw:name="Forma 120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a2.A2" office:value-type="string">
            <text:p text:style-name="P14">Multilingualism</text:p>
          </table:table-cell>
          <table:table-cell table:style-name="Tabla2.B2" office:value-type="string">
            <text:p text:style-name="P13"><draw:custom-shape text:anchor-type="paragraph" draw:z-index="9" draw:name="Forma 9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65" draw:name="Forma 65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47" draw:name="Forma 146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13"><draw:custom-shape text:anchor-type="paragraph" draw:z-index="66" draw:name="Forma 66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21" draw:name="Forma 121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13"><draw:custom-shape text:anchor-type="paragraph" draw:z-index="67" draw:name="Forma 67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22" draw:name="Forma 122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13"><draw:custom-shape text:anchor-type="paragraph" draw:z-index="68" draw:name="Forma 68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23" draw:name="Forma 123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a2.A2" office:value-type="string">
            <text:p text:style-name="P14">Working in pairs</text:p>
          </table:table-cell>
          <table:table-cell table:style-name="Tabla2.B2" office:value-type="string">
            <text:p text:style-name="P13"><draw:custom-shape text:anchor-type="paragraph" draw:z-index="8" draw:name="Forma 8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69" draw:name="Forma 69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48" draw:name="Forma 147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13"><draw:custom-shape text:anchor-type="paragraph" draw:z-index="70" draw:name="Forma 70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24" draw:name="Forma 124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13"><draw:custom-shape text:anchor-type="paragraph" draw:z-index="71" draw:name="Forma 71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25" draw:name="Forma 125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13"><draw:custom-shape text:anchor-type="paragraph" draw:z-index="72" draw:name="Forma 72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26" draw:name="Forma 126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a2.A2" office:value-type="string">
            <text:p text:style-name="P14">Working in groups</text:p>
          </table:table-cell>
          <table:table-cell table:style-name="Tabla2.B2" office:value-type="string">
            <text:p text:style-name="P13"><draw:custom-shape text:anchor-type="paragraph" draw:z-index="7" draw:name="Forma 7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73" draw:name="Forma 73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49" draw:name="Forma 148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13"><draw:custom-shape text:anchor-type="paragraph" draw:z-index="74" draw:name="Forma 74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27" draw:name="Forma 127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13"><draw:custom-shape text:anchor-type="paragraph" draw:z-index="75" draw:name="Forma 75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28" draw:name="Forma 128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13"><draw:custom-shape text:anchor-type="paragraph" draw:z-index="76" draw:name="Forma 76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29" draw:name="Forma 129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a2.A2" office:value-type="string">
            <text:p text:style-name="P14">Working individually</text:p>
          </table:table-cell>
          <table:table-cell table:style-name="Tabla2.B2" office:value-type="string">
            <text:p text:style-name="P13"><draw:custom-shape text:anchor-type="paragraph" draw:z-index="5" draw:name="Forma 5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77" draw:name="Forma 77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50" draw:name="Forma 149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13"><draw:custom-shape text:anchor-type="paragraph" draw:z-index="78" draw:name="Forma 78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30" draw:name="Forma 130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13"><draw:custom-shape text:anchor-type="paragraph" draw:z-index="79" draw:name="Forma 79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31" draw:name="Forma 131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13"><draw:custom-shape text:anchor-type="paragraph" draw:z-index="80" draw:name="Forma 80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32" draw:name="Forma 132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</table:table-row>
        <table:table-row table:style-name="Tabla2.18">
          <table:table-cell table:style-name="Tabla2.A2" office:value-type="string">
            <text:p text:style-name="P14">Gamification</text:p>
          </table:table-cell>
          <table:table-cell table:style-name="Tabla2.B2" office:value-type="string">
            <text:p text:style-name="P13"><draw:custom-shape text:anchor-type="paragraph" draw:z-index="6" draw:name="Forma 6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81" draw:name="Forma 81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51" draw:name="Forma 150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13"><draw:custom-shape text:anchor-type="paragraph" draw:z-index="82" draw:name="Forma 82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33" draw:name="Forma 133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13"><draw:custom-shape text:anchor-type="paragraph" draw:z-index="83" draw:name="Forma 83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34" draw:name="Forma 134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  <table:table-cell table:style-name="Tabla2.B2" office:value-type="string">
            <text:p text:style-name="P13"><draw:custom-shape text:anchor-type="paragraph" draw:z-index="84" draw:name="Forma 84" draw:style-name="gr2" draw:text-style-name="P26" svg:width="0.366cm" svg:height="0.366cm" svg:x="0.984cm" svg:y="0.055cm"><text:p/><draw:enhanced-geometry svg:viewBox="0 0 21600 21600" draw:type="rectangle" draw:enhanced-path="M 0 0 L 21600 0 21600 21600 0 21600 0 0 Z N"/></draw:custom-shape><draw:custom-shape text:anchor-type="paragraph" draw:z-index="135" draw:name="Forma 135" draw:style-name="gr1" draw:text-style-name="P25" svg:width="0.366cm" svg:height="0.366cm" svg:x="0.984cm" svg:y="0.055cm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0"/>
      <text:p text:style-name="P10">2. PARTICIPATION</text:p>
      <text:list xml:id="list4277553854" text:style-name="L1">
        <text:list-item>
          <text:p text:style-name="P24">I ………………. participate.</text:p>
        </text:list-item>
      </text:list>
      <text:p text:style-name="P8">A) always<text:tab/> <text:s text:c="4"/>B) often <text:s text:c="4"/>C) sometime <text:s text:c="5"/>D) hardly ever <text:s text:c="5"/>E) never</text:p>
      <text:p text:style-name="P10"/>
      <text:p text:style-name="P10">3. ATTENDANCE </text:p>
      <text:list xml:id="list115161100778555" text:continue-numbering="true" text:style-name="L1">
        <text:list-item>
          <text:p text:style-name="P24">I .………………attend the subject.</text:p>
        </text:list-item>
      </text:list>
      <text:p text:style-name="P9">A) always<text:tab/> <text:s text:c="4"/>B) often <text:s text:c="4"/>C) sometime <text:s text:c="5"/>D) hardly ever <text:s text:c="5"/>E) never</text:p>
      <text:p text:style-name="P10"/>
      <text:p text:style-name="P10">4. INTEREST</text:p>
      <text:list xml:id="list115159834476395" text:continue-numbering="true" text:style-name="L1">
        <text:list-item>
          <text:p text:style-name="P24">I ………………………… show interest.</text:p>
        </text:list-item>
      </text:list>
      <text:p text:style-name="P9">A) always<text:tab/> <text:s text:c="4"/>B) often <text:s text:c="4"/>C) sometime <text:s text:c="5"/>D) hardly ever <text:s text:c="5"/>E) never</text:p>
      <text:p text:style-name="P9"/>
      <text:p text:style-name="P19"><text:span text:style-name="Fuente_20_de_20_párrafo_20_predeter."><text:span text:style-name="T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family-generic="swiss" style:font-pitch="variable"/>
    <style:font-face style:name="Ubuntu2" svg:font-family="Ubuntu, Ubuntu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hyphenation-ladder-count="no-limit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text-align="center" style:justify-single-word="false" fo:hyphenation-ladder-count="no-limit" fo:keep-with-next="always"/>
      <style:text-properties fo:color="#ffffff" loext:opacity="100%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hyphenation-ladder-count="no-limit" fo:keep-with-next="always"/>
      <style:text-properties fo:color="#ffffff" loext:opacity="100%" style:font-name="Arial" fo:font-family="Arial" style:font-family-generic="swiss" style:font-pitch="variable" fo:font-size="9pt" fo:language="en" fo:country="US" fo:font-weight="bold" style:font-size-asian="9pt" style:font-weight-asian="bold" style:font-name-complex="Arial" style:font-family-complex="Arial" style:font-family-generic-complex="swiss" style:font-pitch-complex="variable" style:font-weight-complex="bold" fo:hyphenate="false" loext:hyphenation-no-caps="false"/>
    </style:style>
    <style:style style:name="Normal" style:family="paragraph">
      <style:paragraph-properties fo:margin-top="0cm" fo:margin-bottom="0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/>
      <style:text-properties fo:hyphenate="false" loext:hyphenation-no-caps="false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orizontal_20_Line" style:display-name="Horizontal Line" style:family="paragraph" style:parent-style-name="Standard" style:next-style-name="Normal" style:class="html">
      <style:paragraph-properties fo:margin-top="0cm" fo:margin-bottom="0.499cm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ffffff" loext:opacity="10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es" style:country-asian="ES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Título_20_3_20_Car" style:display-name="Título 3 Car" style:family="text" style:parent-style-name="Fuente_20_de_20_párrafo_20_predeter.">
      <style:text-properties fo:color="#ffffff" loext:opacity="100%" style:font-name="Arial" fo:font-family="Arial" style:font-family-generic="swiss" style:font-pitch="variable" fo:font-size="9pt" fo:language="en" fo:country="US" fo:font-weight="bold" style:font-name-asian="Times New Roman" style:font-family-asian="'Times New Roman'" style:font-family-generic-asian="roman" style:font-pitch-asian="variable" style:font-size-asian="9pt" style:language-asian="es" style:country-asian="ES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182cm" style:contextual-spacing="false" fo:line-height="100%"/>
    </style:style>
    <style:style style:name="MP2" style:family="paragraph" style:parent-style-name="Encabezado">
      <style:text-properties fo:language="en" fo:country="GB"/>
    </style:style>
    <style:style style:name="MP3" style:family="paragraph" style:parent-style-name="Footer">
      <style:paragraph-properties fo:text-align="center" style:justify-single-word="false"/>
      <style:text-properties style:font-name="Ubuntu" fo:font-size="8pt" style:font-size-asian="8pt" style:font-size-complex="8pt"/>
    </style:style>
    <style:style style:name="MT1" style:family="text">
      <style:text-properties style:font-name="Ubuntu" fo:font-size="9pt" fo:language="en" fo:country="GB" fo:font-weight="bold" style:font-size-asian="9pt" style:font-weight-asian="bold" style:font-name-complex="Arial" style:font-size-complex="9pt"/>
    </style:style>
    <style:style style:name="MT2" style:family="text">
      <style:text-properties style:font-name="Ubuntu" fo:language="en" fo:country="GB"/>
    </style:style>
    <style:style style:name="MT3" style:family="text">
      <style:text-properties style:font-name="Ubuntu" fo:font-size="9pt" fo:language="en" fo:country="GB" fo:font-weight="bold" style:font-size-asian="9pt" style:font-weight-asian="bold" style:font-name-complex="Arial" style:font-size-complex="9pt" style:font-weight-complex="bold"/>
    </style:style>
    <style:style style:name="MT4" style:family="text"/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4472c4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MP0" style:page-layout-name="Mpm2" draw:style-name="Mdp1">
      <style:header>
        <text:p text:style-name="MP1"><draw:frame draw:style-name="Mfr1" draw:name="Imagen3" text:anchor-type="paragraph" svg:x="9.045cm" svg:y="0.011cm" svg:width="6.011cm" style:rel-width="scale" svg:height="0.831cm" style:rel-height="scale" draw:z-index="0"><draw:image xlink:href="Pictures/100000010000035D00000077D4D060882BB11FA5.png" xlink:type="simple" xlink:show="embed" xlink:actuate="onLoad" draw:mime-type="image/png"/><svg:desc>Texto

Descripción generada automáticamente</svg:desc></draw:frame><text:span text:style-name="Fuente_20_de_20_párrafo_20_predeter."><text:span text:style-name="MT1">OER School of Wizards: New at school!</text:span></text:span></text:p>
        <text:p text:style-name="MP1"><text:span text:style-name="Fuente_20_de_20_párrafo_20_predeter."><text:span text:style-name="MT1">EDIA Project.</text:span></text:span><text:span text:style-name="Fuente_20_de_20_párrafo_20_predeter."><text:span text:style-name="MT2"> </text:span></text:span><text:span text:style-name="Fuente_20_de_20_párrafo_20_predeter."><text:span text:style-name="MT3">English. Primary Education.</text:span></text:span></text:p>
        <text:p text:style-name="MP2"><draw:frame draw:style-name="Mfr1" draw:name="Imagen4" text:anchor-type="paragraph" svg:x="6.336cm" svg:y="24.328cm" svg:width="2.328cm" style:rel-width="scale" svg:height="0.82cm" style:rel-height="scale" draw:z-index="1"><draw:image xlink:href="Pictures/10000001000000580000001FD3E620542C5EFB51.png" xlink:type="simple" xlink:show="embed" xlink:actuate="onLoad" draw:mime-type="image/png"/></draw:frame></text:p>
      </style:header>
      <style:footer>
        <text:p text:style-name="MP3"/>
        <text:p text:style-name="MP3">“Student Self- Evaluation: Class Work Progress” by Cedec is licensed under a <text:a xlink:type="simple" xlink:href="https://creativecommons.org/licenses/by-sa/4.0/" text:style-name="Internet_20_link" text:visited-style-name="Visited_20_Internet_20_Link">Creative Commons Attribution-Share Alike 4.0 International License.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Rafael Parra</meta:initial-creator>
    <meta:creation-date>2024-06-25T13:24:00Z</meta:creation-date>
    <dc:date>2024-06-26T11:51:58.407383173</dc:date>
    <meta:editing-cycles>4</meta:editing-cycles>
    <meta:editing-duration>PT16M58S</meta:editing-duration>
    <meta:document-statistic meta:table-count="2" meta:image-count="2" meta:object-count="0" meta:page-count="1" meta:paragraph-count="39" meta:word-count="139" meta:character-count="1126" meta:non-whitespace-character-count="963"/>
    <meta:template xlink:type="simple" xlink:actuate="onRequest" xlink:title="" xlink:href="../STUDENT%20CLASS%20WORK%20EVAULUATION.odt/Normal"/>
  </office:meta>
</office:document-meta>
</file>